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275c87" officeooo:paragraph-rsid="001608a1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608a1"/>
    </style:style>
    <style:style style:name="P3" style:family="paragraph" style:parent-style-name="Table_20_Contents">
      <style:paragraph-properties fo:text-align="center" style:justify-single-word="false"/>
      <style:text-properties officeooo:paragraph-rsid="001608a1"/>
    </style:style>
    <style:style style:name="P4" style:family="paragraph" style:parent-style-name="Table_20_Contents">
      <style:paragraph-properties fo:text-align="center" style:justify-single-word="false"/>
      <style:text-properties officeooo:rsid="00285ce0" officeooo:paragraph-rsid="001608a1"/>
    </style:style>
    <style:style style:name="P5" style:family="paragraph" style:parent-style-name="Standard">
      <style:paragraph-properties fo:text-align="start" style:justify-single-word="false"/>
      <style:text-properties officeooo:paragraph-rsid="001608a1"/>
    </style:style>
    <style:style style:name="P6" style:family="paragraph" style:parent-style-name="Standard">
      <style:paragraph-properties fo:text-align="center" style:justify-single-word="false"/>
      <style:text-properties officeooo:paragraph-rsid="001608a1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8cb0" officeooo:paragraph-rsid="001608a1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3218f2" officeooo:paragraph-rsid="001608a1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e511a" officeooo:paragraph-rsid="001608a1"/>
    </style:style>
    <style:style style:name="P10" style:family="paragraph" style:parent-style-name="Standard">
      <style:paragraph-properties fo:text-align="start" style:justify-single-word="false"/>
      <style:text-properties style:text-position="0% 100%" officeooo:paragraph-rsid="001608a1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608a1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608a1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93f8b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608a1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variable-set text:name="Assignment" office:value-type="float" office:value="0.04" style:data-style-name="N0">0.04</text:variable-set>: <text:span text:style-name="T2">Arc Length</text:span></text:p>
      <text:list xml:id="list703351531673763377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1">360<text:span text:style-name="T3">°</text:span></text:p>
          </table:table-cell>
          <table:table-cell table:style-name="Table1.A1" office:value-type="string">
            <text:list xml:id="list75904326169910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75904079049062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75906015066741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75905666777086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75904424945736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75904496879846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75904738212609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7"/>
      <text:p text:style-name="P7"/>
      <text:p text:style-name="P7"/>
      <text:list xml:id="list75904419261816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2"><draw:frame draw:style-name="fr3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<draw:frame draw:style-name="fr3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4">1.124</text:p>
          </table:table-cell>
          <table:table-cell table:style-name="Table2.H1" office:value-type="string">
            <text:p text:style-name="P4">1.124<text:span text:style-name="T4">p</text:span></text:p>
          </table:table-cell>
        </table:table-row>
      </table:table>
      <text:p text:style-name="P7"/>
      <text:p text:style-name="P7"/>
      <text:p text:style-name="P7"/>
      <text:list xml:id="list75906150178324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7"/>
      <text:p text:style-name="P7"/>
      <text:p text:style-name="P7"/>
      <text:p text:style-name="P7"/>
      <text:p text:style-name="P7"/>
      <text:list xml:id="list75905213789008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7"/>
      <text:p text:style-name="P7"/>
      <text:p text:style-name="P7"/>
      <text:p text:style-name="P7"/>
      <text:list xml:id="list75906106377090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5"/>
      <text:p text:style-name="P5"/>
      <text:p text:style-name="P5"/>
      <text:p text:style-name="P7"/>
      <text:list xml:id="list75905731813264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5"/>
      <text:p text:style-name="P5"/>
      <text:p text:style-name="P7"/>
      <text:p text:style-name="P7"/>
      <text:list xml:id="list75904153689914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7"/>
      <text:p text:style-name="P7"/>
      <text:p text:style-name="P7"/>
      <text:p text:style-name="P7"/>
      <text:list xml:id="list75905592757897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5904512590385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75904948590802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75906103980120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75904802637100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7"/>
      <text:p text:style-name="P10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7"><draw:image xlink:href="Pictures/10000201000000EF000001006055DAA5.png" xlink:type="simple" xlink:show="embed" xlink:actuate="onLoad"/></draw:frame> <text:s text:c="20"/>Name:<text:tab/><text:tab/><text:date style:data-style-name="N37" text:date-value="2017-01-19T07:59:03.957824050" text:date-adjust="PT24H00M00S">01/20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1.877238231</meta:creation-date>
    <meta:editing-duration>PT8M20S</meta:editing-duration>
    <meta:editing-cycles>6</meta:editing-cycles>
    <meta:generator>LibreOffice/4.3.7.2$Linux_X86_64 LibreOffice_project/430$Build-2</meta:generator>
    <dc:date>2017-01-19T07:59:03.879130468</dc:date>
    <meta:document-statistic meta:table-count="2" meta:image-count="2" meta:object-count="4" meta:page-count="2" meta:paragraph-count="33" meta:word-count="264" meta:character-count="1387" meta:non-whitespace-character-count="1121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